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sistencia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erancia</text:p>
          </table:table-cell>
          <table:table-cell table:style-name="ce1" office:value-type="string" calcext:value-type="string">
            <text:p>+%</text:p>
          </table:table-cell>
          <table:table-cell table:style-name="ce1" office:value-type="string" calcext:value-type="string">
            <text:p>-%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(100+[.$A3])*[.$B$1]/100" office:value-type="float" office:value="15.015" calcext:value-type="float">
            <text:p>15,015</text:p>
          </table:table-cell>
          <table:table-cell table:formula="of:=(100-[.$A3])*[.$B$1]/100" office:value-type="float" office:value="14.985" calcext:value-type="float">
            <text:p>14,9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00+[.$A4])*[.$B$1]/100" office:value-type="float" office:value="15.15" calcext:value-type="float">
            <text:p>15,15</text:p>
          </table:table-cell>
          <table:table-cell table:formula="of:=(100-[.$A4])*[.$B$1]/100" office:value-type="float" office:value="14.85" calcext:value-type="float">
            <text:p>14,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00+[.$A5])*[.$B$1]/100" office:value-type="float" office:value="15.75" calcext:value-type="float">
            <text:p>15,75</text:p>
          </table:table-cell>
          <table:table-cell table:formula="of:=(100-[.$A5])*[.$B$1]/100" office:value-type="float" office:value="14.25" calcext:value-type="float">
            <text:p>14,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00+[.$A6])*[.$B$1]/100" office:value-type="float" office:value="16.5" calcext:value-type="float">
            <text:p>16,5</text:p>
          </table:table-cell>
          <table:table-cell table:formula="of:=(100-[.$A6])*[.$B$1]/100" office:value-type="float" office:value="13.5" calcext:value-type="float">
            <text:p>13,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lerancia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+%</text:p>
          </table:table-cell>
          <table:table-cell office:value-type="string" calcext:value-type="string">
            <text:p>-%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(100+[.$B$8])*[.$B9]/100" office:value-type="float" office:value="15.75" calcext:value-type="float">
            <text:p>15,75</text:p>
          </table:table-cell>
          <table:table-cell table:style-name="ce1" table:formula="of:=(100-[.$B$8])*[.$B9]/100" office:value-type="float" office:value="14.25" calcext:value-type="float">
            <text:p>14,25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(100+[.$B$8])*[.$B10]/100" office:value-type="float" office:value="23.1" calcext:value-type="float">
            <text:p>23,1</text:p>
          </table:table-cell>
          <table:table-cell table:style-name="ce1" table:formula="of:=(100-[.$B$8])*[.$B10]/100" office:value-type="float" office:value="20.9" calcext:value-type="float">
            <text:p>20,9</text:p>
          </table:table-cell>
          <table:table-cell/>
        </table:table-row>
        <table:table-row table:style-name="ro1">
          <table:table-cell office:value-type="string" calcext:value-type="string">
            <text:p>Tension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</table:table-row>
        <table:table-row table:style-name="ro1">
          <table:table-cell/>
          <table:table-cell office:value-type="string" calcext:value-type="string">
            <text:p>R1+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1-</text:p>
          </table:table-cell>
          <table:table-cell/>
        </table:table-row>
        <table:table-row table:style-name="ro1">
          <table:table-cell office:value-type="string" calcext:value-type="string">
            <text:p>R2+</text:p>
          </table:table-cell>
          <table:table-cell table:formula="of:=[.C$9]/([.C$9]+[.C$10])*[.$B$11]" office:value-type="float" office:value="4.86486486486487" calcext:value-type="float">
            <text:p>4,86486486486487</text:p>
          </table:table-cell>
          <table:table-cell table:formula="of:=[.B$9]/([.B$9]+[.C$10])*[.$B$11]" office:value-type="float" office:value="4.7244094488189" calcext:value-type="float">
            <text:p>4,7244094488189</text:p>
          </table:table-cell>
          <table:table-cell table:formula="of:=[.D$9]/([.D$9]+[.C$10])*[.$B$11]" office:value-type="float" office:value="4.57831325301205" calcext:value-type="float">
            <text:p>4,57831325301205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formula="of:=[.C$9]/([.C$9]+[.B$10])*[.$B$11]" office:value-type="float" office:value="5.00662251655629" calcext:value-type="float">
            <text:p>5,00662251655629</text:p>
          </table:table-cell>
          <table:table-cell table:formula="of:=[.B$9]/([.B$9]+[.B$10])*[.$B$11]" office:value-type="float" office:value="4.86486486486487" calcext:value-type="float">
            <text:p>4,86486486486487</text:p>
          </table:table-cell>
          <table:table-cell table:formula="of:=[.D$9]/([.D$9]+[.B$10])*[.$B$11]" office:value-type="float" office:value="4.71724137931034" calcext:value-type="float">
            <text:p>4,71724137931034</text:p>
          </table:table-cell>
          <table:table-cell/>
        </table:table-row>
        <table:table-row table:style-name="ro1">
          <table:table-cell office:value-type="string" calcext:value-type="string">
            <text:p>R2-</text:p>
          </table:table-cell>
          <table:table-cell table:formula="of:=[.C$9]/([.C$9]+[.C$10])*[.$B$11]" office:value-type="float" office:value="4.86486486486487" calcext:value-type="float">
            <text:p>4,86486486486487</text:p>
          </table:table-cell>
          <table:table-cell table:formula="of:=[.B$9]/([.B$9]+[.D$10])*[.$B$11]" office:value-type="float" office:value="5.01392757660167" calcext:value-type="float">
            <text:p>5,01392757660167</text:p>
          </table:table-cell>
          <table:table-cell table:formula="of:=[.D$9]/([.D$9]+[.D$10])*[.$B$11]" office:value-type="float" office:value="4.86486486486487" calcext:value-type="float">
            <text:p>4,864864864864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16:34:21.9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1-02T16:53:20.334000000</dc:date>
    <meta:editing-duration>PT33M49S</meta:editing-duration>
    <meta:editing-cycles>8</meta:editing-cycles>
    <meta:document-statistic meta:table-count="1" meta:cell-count="46" meta:object-count="0"/>
  </office:meta>
</office:document-meta>
</file>